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TooLargeException.getDescrip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TooLargeException.MethodTooLargeException( final String className , final String methodName , final String descriptor , final int cod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hodTooLargeException.getCod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TooLargeException.getMethod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hodTooLargeExcep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